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184cm" fo:break-before="auto" style:use-optimal-row-height="true"/>
    </style:style>
    <style:style style:name="ro7" style:family="table-row">
      <style:table-row-properties style:row-height="2.499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0.868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 style:data-style-name="N113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6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0:07:31.97">
            <text:p>0502 <text:s/>100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2T10:07:31.97">
            <text:p>2021/5/2 10:07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0:07:31.97">
            <text:p>0502 <text:s/>1007</text:p>
          </table:table-cell>
          <table:table-cell table:style-name="ce6" table:formula="of:=NOW()" office:value-type="date" office:date-value="2021-05-02T10:07:31.97">
            <text:p>0502 <text:s/>100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2T10:07:31.97">
            <text:p>0502 <text:s/>100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6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18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5">
            <text:p>0502 <text:s/>1007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18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5">
            <text:p>0502 <text:s/>1007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6">
            <text:p>0502 <text:s/>1007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18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6">
            <text:p>0502 <text:s/>10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6">
            <text:p>0502 <text:s/>10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6">
            <text:p>0502 <text:s/>1007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3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6">
            <text:p>0502 <text:s/>1007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8.68">
            <text:p>0502 <text:s/>10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8.68">
            <text:p>0502 <text:s/>10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8.68">
            <text:p>0502 <text:s/>10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3">
            <text:p>1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8.68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4">
            <text:p>1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5">
            <text:p>1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32.07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9.82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9.82">
            <text:p>0502 <text:s/>10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3"/>
          <table:table-cell table:style-name="ce11" table:number-columns-repeated="2"/>
          <table:table-cell table:style-name="ce18"/>
          <table:table-cell table:style-name="ce12"/>
          <table:table-cell/>
          <table:table-cell table:style-name="ce15"/>
          <table:table-cell table:style-name="ce6" table:formula="of:=NOW()" office:value-type="date" office:date-value="2021-05-02T10:07:29.82">
            <text:p>0502 <text:s/>1007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0:07:29.82">
            <text:p>0502 <text:s/>1007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2T10:07:32.07">
            <text:p>0502 <text:s/>1007</text:p>
          </table:table-cell>
          <table:table-cell table:style-name="ce6" table:formula="of:=NOW()" office:value-type="date" office:date-value="2021-05-02T10:07:32.07">
            <text:p>0502 <text:s/>100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2T10:07:32.07">
            <text:p>0502 <text:s/>100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2021/05/02</text:date>, <text:time>10:0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2T10:07:31.80</dc:date>
    <dc:creator>iwabuchi ken</dc:creator>
    <meta:editing-duration>P2DT7H4M23S</meta:editing-duration>
    <meta:editing-cycles>310</meta:editing-cycles>
    <meta:generator>OpenOffice/4.1.3$Win32 OpenOffice.org_project/413m1$Build-9783</meta:generator>
    <meta:document-statistic meta:table-count="2" meta:cell-count="246" meta:object-count="0"/>
  </office:meta>
</office:document-meta>
</file>